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27_emission (copy)" table:style-name="ta1">
        <table:shapes>
          <draw:frame draw:z-index="0" draw:style-name="gr1" draw:text-style-name="P1" svg:width="453.51pt" svg:height="255.09pt" svg:x="112.14pt" svg:y="553.24pt">
            <draw:object draw:notify-on-update-of-ranges="'k27_emission (copy)'.A1:'k27_emission (copy)'.A65 'k27_emission (copy)'.B1:'k27_emission (copy)'.B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.055249" calcext:value-type="float">
            <text:p>440.055249</text:p>
          </table:table-cell>
          <table:table-cell office:value-type="float" office:value="0.00082" calcext:value-type="float">
            <text:p>0.00082</text:p>
          </table:table-cell>
        </table:table-row>
        <table:table-row table:style-name="ro1">
          <table:table-cell office:value-type="float" office:value="449.171271" calcext:value-type="float">
            <text:p>449.171271</text:p>
          </table:table-cell>
          <table:table-cell office:value-type="float" office:value="0.02009" calcext:value-type="float">
            <text:p>0.02009</text:p>
          </table:table-cell>
        </table:table-row>
        <table:table-row table:style-name="ro1">
          <table:table-cell office:value-type="float" office:value="452.209945" calcext:value-type="float">
            <text:p>452.209945</text:p>
          </table:table-cell>
          <table:table-cell office:value-type="float" office:value="0.04141" calcext:value-type="float">
            <text:p>0.04141</text:p>
          </table:table-cell>
        </table:table-row>
        <table:table-row table:style-name="ro1">
          <table:table-cell office:value-type="float" office:value="455.801105" calcext:value-type="float">
            <text:p>455.801105</text:p>
          </table:table-cell>
          <table:table-cell office:value-type="float" office:value="0.116851" calcext:value-type="float">
            <text:p>0.116851</text:p>
          </table:table-cell>
        </table:table-row>
        <table:table-row table:style-name="ro1">
          <table:table-cell office:value-type="float" office:value="456.906077" calcext:value-type="float">
            <text:p>456.906077</text:p>
          </table:table-cell>
          <table:table-cell office:value-type="float" office:value="0.133251" calcext:value-type="float">
            <text:p>0.133251</text:p>
          </table:table-cell>
        </table:table-row>
        <table:table-row table:style-name="ro1">
          <table:table-cell office:value-type="float" office:value="461.694291" calcext:value-type="float">
            <text:p>461.694291</text:p>
          </table:table-cell>
          <table:table-cell office:value-type="float" office:value="0.282493" calcext:value-type="float">
            <text:p>0.282493</text:p>
          </table:table-cell>
        </table:table-row>
        <table:table-row table:style-name="ro1">
          <table:table-cell office:value-type="float" office:value="462.52302" calcext:value-type="float">
            <text:p>462.52302</text:p>
          </table:table-cell>
          <table:table-cell office:value-type="float" office:value="0.419844" calcext:value-type="float">
            <text:p>0.419844</text:p>
          </table:table-cell>
        </table:table-row>
        <table:table-row table:style-name="ro1">
          <table:table-cell office:value-type="float" office:value="464.917127" calcext:value-type="float">
            <text:p>464.917127</text:p>
          </table:table-cell>
          <table:table-cell office:value-type="float" office:value="0.468635" calcext:value-type="float">
            <text:p>0.468635</text:p>
          </table:table-cell>
        </table:table-row>
        <table:table-row table:style-name="ro1">
          <table:table-cell office:value-type="float" office:value="467.311234" calcext:value-type="float">
            <text:p>467.311234</text:p>
          </table:table-cell>
          <table:table-cell office:value-type="float" office:value="0.651907" calcext:value-type="float">
            <text:p>0.651907</text:p>
          </table:table-cell>
        </table:table-row>
        <table:table-row table:style-name="ro1">
          <table:table-cell office:value-type="float" office:value="469.060773" calcext:value-type="float">
            <text:p>469.060773</text:p>
          </table:table-cell>
          <table:table-cell office:value-type="float" office:value="0.691267" calcext:value-type="float">
            <text:p>0.691267</text:p>
          </table:table-cell>
        </table:table-row>
        <table:table-row table:style-name="ro1">
          <table:table-cell office:value-type="float" office:value="472.007366" calcext:value-type="float">
            <text:p>472.007366</text:p>
          </table:table-cell>
          <table:table-cell office:value-type="float" office:value="0.889299" calcext:value-type="float">
            <text:p>0.889299</text:p>
          </table:table-cell>
        </table:table-row>
        <table:table-row table:style-name="ro1">
          <table:table-cell office:value-type="float" office:value="474.033149" calcext:value-type="float">
            <text:p>474.033149</text:p>
          </table:table-cell>
          <table:table-cell office:value-type="float" office:value="0.9713" calcext:value-type="float">
            <text:p>0.9713</text:p>
          </table:table-cell>
        </table:table-row>
        <table:table-row table:style-name="ro1">
          <table:table-cell office:value-type="float" office:value="475.322284" calcext:value-type="float">
            <text:p>475.322284</text:p>
          </table:table-cell>
          <table:table-cell office:value-type="float" office:value="0.99508" calcext:value-type="float">
            <text:p>0.99508</text:p>
          </table:table-cell>
        </table:table-row>
        <table:table-row table:style-name="ro1">
          <table:table-cell office:value-type="float" office:value="477.255985" calcext:value-type="float">
            <text:p>477.255985</text:p>
          </table:table-cell>
          <table:table-cell office:value-type="float" office:value="0.99877" calcext:value-type="float">
            <text:p>0.99877</text:p>
          </table:table-cell>
        </table:table-row>
        <table:table-row table:style-name="ro1">
          <table:table-cell office:value-type="float" office:value="479.281768" calcext:value-type="float">
            <text:p>479.281768</text:p>
          </table:table-cell>
          <table:table-cell office:value-type="float" office:value="0.98155" calcext:value-type="float">
            <text:p>0.98155</text:p>
          </table:table-cell>
        </table:table-row>
        <table:table-row table:style-name="ro1">
          <table:table-cell office:value-type="float" office:value="481.21547" calcext:value-type="float">
            <text:p>481.21547</text:p>
          </table:table-cell>
          <table:table-cell office:value-type="float" office:value="0.937269" calcext:value-type="float">
            <text:p>0.937269</text:p>
          </table:table-cell>
        </table:table-row>
        <table:table-row table:style-name="ro1">
          <table:table-cell office:value-type="float" office:value="481.123389" calcext:value-type="float">
            <text:p>481.123389</text:p>
          </table:table-cell>
          <table:table-cell office:value-type="float" office:value="0.936039" calcext:value-type="float">
            <text:p>0.936039</text:p>
          </table:table-cell>
        </table:table-row>
        <table:table-row table:style-name="ro1">
          <table:table-cell office:value-type="float" office:value="482.13628" calcext:value-type="float">
            <text:p>482.13628</text:p>
          </table:table-cell>
          <table:table-cell office:value-type="float" office:value="0.901599" calcext:value-type="float">
            <text:p>0.901599</text:p>
          </table:table-cell>
        </table:table-row>
        <table:table-row table:style-name="ro1">
          <table:table-cell office:value-type="float" office:value="483.05709" calcext:value-type="float">
            <text:p>483.05709</text:p>
          </table:table-cell>
          <table:table-cell office:value-type="float" office:value="0.831078" calcext:value-type="float">
            <text:p>0.831078</text:p>
          </table:table-cell>
        </table:table-row>
        <table:table-row table:style-name="ro1">
          <table:table-cell office:value-type="float" office:value="487.384899" calcext:value-type="float">
            <text:p>487.384899</text:p>
          </table:table-cell>
          <table:table-cell office:value-type="float" office:value="0.755638" calcext:value-type="float">
            <text:p>0.755638</text:p>
          </table:table-cell>
        </table:table-row>
        <table:table-row table:style-name="ro1">
          <table:table-cell office:value-type="float" office:value="490.239411" calcext:value-type="float">
            <text:p>490.239411</text:p>
          </table:table-cell>
          <table:table-cell office:value-type="float" office:value="0.719967" calcext:value-type="float">
            <text:p>0.719967</text:p>
          </table:table-cell>
        </table:table-row>
        <table:table-row table:style-name="ro1">
          <table:table-cell office:value-type="float" office:value="492.81768" calcext:value-type="float">
            <text:p>492.81768</text:p>
          </table:table-cell>
          <table:table-cell office:value-type="float" office:value="0.698647" calcext:value-type="float">
            <text:p>0.698647</text:p>
          </table:table-cell>
        </table:table-row>
        <table:table-row table:style-name="ro1">
          <table:table-cell office:value-type="float" office:value="495.027624" calcext:value-type="float">
            <text:p>495.027624</text:p>
          </table:table-cell>
          <table:table-cell office:value-type="float" office:value="0.693317" calcext:value-type="float">
            <text:p>0.693317</text:p>
          </table:table-cell>
        </table:table-row>
        <table:table-row table:style-name="ro1">
          <table:table-cell office:value-type="float" office:value="497.32965" calcext:value-type="float">
            <text:p>497.32965</text:p>
          </table:table-cell>
          <table:table-cell office:value-type="float" office:value="0.695777" calcext:value-type="float">
            <text:p>0.695777</text:p>
          </table:table-cell>
        </table:table-row>
        <table:table-row table:style-name="ro1">
          <table:table-cell office:value-type="float" office:value="498.895028" calcext:value-type="float">
            <text:p>498.895028</text:p>
          </table:table-cell>
          <table:table-cell office:value-type="float" office:value="0.711767" calcext:value-type="float">
            <text:p>0.711767</text:p>
          </table:table-cell>
        </table:table-row>
        <table:table-row table:style-name="ro1">
          <table:table-cell office:value-type="float" office:value="500.460405" calcext:value-type="float">
            <text:p>500.460405</text:p>
          </table:table-cell>
          <table:table-cell office:value-type="float" office:value="0.737597" calcext:value-type="float">
            <text:p>0.737597</text:p>
          </table:table-cell>
        </table:table-row>
        <table:table-row table:style-name="ro1">
          <table:table-cell office:value-type="float" office:value="503.499079" calcext:value-type="float">
            <text:p>503.499079</text:p>
          </table:table-cell>
          <table:table-cell office:value-type="float" office:value="0.765888" calcext:value-type="float">
            <text:p>0.765888</text:p>
          </table:table-cell>
        </table:table-row>
        <table:table-row table:style-name="ro1">
          <table:table-cell office:value-type="float" office:value="506.721915" calcext:value-type="float">
            <text:p>506.721915</text:p>
          </table:table-cell>
          <table:table-cell office:value-type="float" office:value="0.774908" calcext:value-type="float">
            <text:p>0.774908</text:p>
          </table:table-cell>
        </table:table-row>
        <table:table-row table:style-name="ro1">
          <table:table-cell office:value-type="float" office:value="508.287293" calcext:value-type="float">
            <text:p>508.287293</text:p>
          </table:table-cell>
          <table:table-cell office:value-type="float" office:value="0.760148" calcext:value-type="float">
            <text:p>0.760148</text:p>
          </table:table-cell>
        </table:table-row>
        <table:table-row table:style-name="ro1">
          <table:table-cell office:value-type="float" office:value="509.944751" calcext:value-type="float">
            <text:p>509.944751</text:p>
          </table:table-cell>
          <table:table-cell office:value-type="float" office:value="0.752358" calcext:value-type="float">
            <text:p>0.752358</text:p>
          </table:table-cell>
        </table:table-row>
        <table:table-row table:style-name="ro1">
          <table:table-cell office:value-type="float" office:value="513.904236" calcext:value-type="float">
            <text:p>513.904236</text:p>
          </table:table-cell>
          <table:table-cell office:value-type="float" office:value="0.694137" calcext:value-type="float">
            <text:p>0.694137</text:p>
          </table:table-cell>
        </table:table-row>
        <table:table-row table:style-name="ro1">
          <table:table-cell office:value-type="float" office:value="516.758748" calcext:value-type="float">
            <text:p>516.758748</text:p>
          </table:table-cell>
          <table:table-cell office:value-type="float" office:value="0.619106" calcext:value-type="float">
            <text:p>0.619106</text:p>
          </table:table-cell>
        </table:table-row>
        <table:table-row table:style-name="ro1">
          <table:table-cell office:value-type="float" office:value="519.521179" calcext:value-type="float">
            <text:p>519.521179</text:p>
          </table:table-cell>
          <table:table-cell office:value-type="float" office:value="0.593276" calcext:value-type="float">
            <text:p>0.593276</text:p>
          </table:table-cell>
        </table:table-row>
        <table:table-row table:style-name="ro1">
          <table:table-cell office:value-type="float" office:value="523.388582" calcext:value-type="float">
            <text:p>523.388582</text:p>
          </table:table-cell>
          <table:table-cell office:value-type="float" office:value="0.581796" calcext:value-type="float">
            <text:p>0.581796</text:p>
          </table:table-cell>
        </table:table-row>
        <table:table-row table:style-name="ro1">
          <table:table-cell office:value-type="float" office:value="526.427256" calcext:value-type="float">
            <text:p>526.427256</text:p>
          </table:table-cell>
          <table:table-cell office:value-type="float" office:value="0.583026" calcext:value-type="float">
            <text:p>0.583026</text:p>
          </table:table-cell>
        </table:table-row>
        <table:table-row table:style-name="ro1">
          <table:table-cell office:value-type="float" office:value="529.46593" calcext:value-type="float">
            <text:p>529.46593</text:p>
          </table:table-cell>
          <table:table-cell office:value-type="float" office:value="0.590816" calcext:value-type="float">
            <text:p>0.590816</text:p>
          </table:table-cell>
        </table:table-row>
        <table:table-row table:style-name="ro1">
          <table:table-cell office:value-type="float" office:value="532.596685" calcext:value-type="float">
            <text:p>532.596685</text:p>
          </table:table-cell>
          <table:table-cell office:value-type="float" office:value="0.584666" calcext:value-type="float">
            <text:p>0.584666</text:p>
          </table:table-cell>
        </table:table-row>
        <table:table-row table:style-name="ro1">
          <table:table-cell office:value-type="float" office:value="534.438306" calcext:value-type="float">
            <text:p>534.438306</text:p>
          </table:table-cell>
          <table:table-cell office:value-type="float" office:value="0.572366" calcext:value-type="float">
            <text:p>0.572366</text:p>
          </table:table-cell>
        </table:table-row>
        <table:table-row table:style-name="ro1">
          <table:table-cell office:value-type="float" office:value="539.226519" calcext:value-type="float">
            <text:p>539.226519</text:p>
          </table:table-cell>
          <table:table-cell office:value-type="float" office:value="0.522755" calcext:value-type="float">
            <text:p>0.522755</text:p>
          </table:table-cell>
        </table:table-row>
        <table:table-row table:style-name="ro1">
          <table:table-cell office:value-type="float" office:value="542.81768" calcext:value-type="float">
            <text:p>542.81768</text:p>
          </table:table-cell>
          <table:table-cell office:value-type="float" office:value="0.454285" calcext:value-type="float">
            <text:p>0.454285</text:p>
          </table:table-cell>
        </table:table-row>
        <table:table-row table:style-name="ro1">
          <table:table-cell office:value-type="float" office:value="544.014733" calcext:value-type="float">
            <text:p>544.014733</text:p>
          </table:table-cell>
          <table:table-cell office:value-type="float" office:value="0.446084" calcext:value-type="float">
            <text:p>0.446084</text:p>
          </table:table-cell>
        </table:table-row>
        <table:table-row table:style-name="ro1">
          <table:table-cell office:value-type="float" office:value="544.567219" calcext:value-type="float">
            <text:p>544.567219</text:p>
          </table:table-cell>
          <table:table-cell office:value-type="float" office:value="0.426404" calcext:value-type="float">
            <text:p>0.426404</text:p>
          </table:table-cell>
        </table:table-row>
        <table:table-row table:style-name="ro1">
          <table:table-cell office:value-type="float" office:value="551.657459" calcext:value-type="float">
            <text:p>551.657459</text:p>
          </table:table-cell>
          <table:table-cell office:value-type="float" office:value="0.312833" calcext:value-type="float">
            <text:p>0.312833</text:p>
          </table:table-cell>
        </table:table-row>
        <table:table-row table:style-name="ro1">
          <table:table-cell office:value-type="float" office:value="554.41989" calcext:value-type="float">
            <text:p>554.41989</text:p>
          </table:table-cell>
          <table:table-cell office:value-type="float" office:value="0.264863" calcext:value-type="float">
            <text:p>0.264863</text:p>
          </table:table-cell>
        </table:table-row>
        <table:table-row table:style-name="ro1">
          <table:table-cell office:value-type="float" office:value="556.813996" calcext:value-type="float">
            <text:p>556.813996</text:p>
          </table:table-cell>
          <table:table-cell office:value-type="float" office:value="0.240672" calcext:value-type="float">
            <text:p>0.240672</text:p>
          </table:table-cell>
        </table:table-row>
        <table:table-row table:style-name="ro1">
          <table:table-cell office:value-type="float" office:value="558.01105" calcext:value-type="float">
            <text:p>558.01105</text:p>
          </table:table-cell>
          <table:table-cell office:value-type="float" office:value="0.220582" calcext:value-type="float">
            <text:p>0.220582</text:p>
          </table:table-cell>
        </table:table-row>
        <table:table-row table:style-name="ro1">
          <table:table-cell office:value-type="float" office:value="559.944751" calcext:value-type="float">
            <text:p>559.944751</text:p>
          </table:table-cell>
          <table:table-cell office:value-type="float" office:value="0.217302" calcext:value-type="float">
            <text:p>0.217302</text:p>
          </table:table-cell>
        </table:table-row>
        <table:table-row table:style-name="ro1">
          <table:table-cell office:value-type="float" office:value="562.154696" calcext:value-type="float">
            <text:p>562.154696</text:p>
          </table:table-cell>
          <table:table-cell office:value-type="float" office:value="0.189832" calcext:value-type="float">
            <text:p>0.189832</text:p>
          </table:table-cell>
        </table:table-row>
        <table:table-row table:style-name="ro1">
          <table:table-cell office:value-type="float" office:value="563.996317" calcext:value-type="float">
            <text:p>563.996317</text:p>
          </table:table-cell>
          <table:table-cell office:value-type="float" office:value="0.186962" calcext:value-type="float">
            <text:p>0.186962</text:p>
          </table:table-cell>
        </table:table-row>
        <table:table-row table:style-name="ro1">
          <table:table-cell office:value-type="float" office:value="569.152855" calcext:value-type="float">
            <text:p>569.152855</text:p>
          </table:table-cell>
          <table:table-cell office:value-type="float" office:value="0.157032" calcext:value-type="float">
            <text:p>0.157032</text:p>
          </table:table-cell>
        </table:table-row>
        <table:table-row table:style-name="ro1">
          <table:table-cell office:value-type="float" office:value="577.163904" calcext:value-type="float">
            <text:p>577.163904</text:p>
          </table:table-cell>
          <table:table-cell office:value-type="float" office:value="0.126281" calcext:value-type="float">
            <text:p>0.126281</text:p>
          </table:table-cell>
        </table:table-row>
        <table:table-row table:style-name="ro1">
          <table:table-cell office:value-type="float" office:value="578.54512" calcext:value-type="float">
            <text:p>578.54512</text:p>
          </table:table-cell>
          <table:table-cell office:value-type="float" office:value="0.116441" calcext:value-type="float">
            <text:p>0.116441</text:p>
          </table:table-cell>
        </table:table-row>
        <table:table-row table:style-name="ro1">
          <table:table-cell office:value-type="float" office:value="581.307551" calcext:value-type="float">
            <text:p>581.307551</text:p>
          </table:table-cell>
          <table:table-cell office:value-type="float" office:value="0.111521" calcext:value-type="float">
            <text:p>0.111521</text:p>
          </table:table-cell>
        </table:table-row>
        <table:table-row table:style-name="ro1">
          <table:table-cell office:value-type="float" office:value="583.05709" calcext:value-type="float">
            <text:p>583.05709</text:p>
          </table:table-cell>
          <table:table-cell office:value-type="float" office:value="0.104551" calcext:value-type="float">
            <text:p>0.104551</text:p>
          </table:table-cell>
        </table:table-row>
        <table:table-row table:style-name="ro1">
          <table:table-cell office:value-type="float" office:value="591.160221" calcext:value-type="float">
            <text:p>591.160221</text:p>
          </table:table-cell>
          <table:table-cell office:value-type="float" office:value="0.080361" calcext:value-type="float">
            <text:p>0.080361</text:p>
          </table:table-cell>
        </table:table-row>
        <table:table-row table:style-name="ro1">
          <table:table-cell office:value-type="float" office:value="593.186004" calcext:value-type="float">
            <text:p>593.186004</text:p>
          </table:table-cell>
          <table:table-cell office:value-type="float" office:value="0.079951" calcext:value-type="float">
            <text:p>0.079951</text:p>
          </table:table-cell>
        </table:table-row>
        <table:table-row table:style-name="ro1">
          <table:table-cell office:value-type="float" office:value="595.488029" calcext:value-type="float">
            <text:p>595.488029</text:p>
          </table:table-cell>
          <table:table-cell office:value-type="float" office:value="0.069291" calcext:value-type="float">
            <text:p>0.069291</text:p>
          </table:table-cell>
        </table:table-row>
        <table:table-row table:style-name="ro1">
          <table:table-cell office:value-type="float" office:value="607.366483" calcext:value-type="float">
            <text:p>607.366483</text:p>
          </table:table-cell>
          <table:table-cell office:value-type="float" office:value="0.050841" calcext:value-type="float">
            <text:p>0.050841</text:p>
          </table:table-cell>
        </table:table-row>
        <table:table-row table:style-name="ro1">
          <table:table-cell office:value-type="float" office:value="617.955801" calcext:value-type="float">
            <text:p>617.955801</text:p>
          </table:table-cell>
          <table:table-cell office:value-type="float" office:value="0.03813" calcext:value-type="float">
            <text:p>0.03813</text:p>
          </table:table-cell>
        </table:table-row>
        <table:table-row table:style-name="ro1">
          <table:table-cell office:value-type="float" office:value="632.596685" calcext:value-type="float">
            <text:p>632.596685</text:p>
          </table:table-cell>
          <table:table-cell office:value-type="float" office:value="0.02624" calcext:value-type="float">
            <text:p>0.02624</text:p>
          </table:table-cell>
        </table:table-row>
        <table:table-row table:style-name="ro1">
          <table:table-cell office:value-type="float" office:value="648.987109" calcext:value-type="float">
            <text:p>648.987109</text:p>
          </table:table-cell>
          <table:table-cell office:value-type="float" office:value="0.01517" calcext:value-type="float">
            <text:p>0.01517</text:p>
          </table:table-cell>
        </table:table-row>
        <table:table-row table:style-name="ro1">
          <table:table-cell office:value-type="float" office:value="664.456722" calcext:value-type="float">
            <text:p>664.456722</text:p>
          </table:table-cell>
          <table:table-cell office:value-type="float" office:value="0.00984" calcext:value-type="float">
            <text:p>0.00984</text:p>
          </table:table-cell>
        </table:table-row>
        <table:table-row table:style-name="ro1">
          <table:table-cell office:value-type="float" office:value="679.005525" calcext:value-type="float">
            <text:p>679.005525</text:p>
          </table:table-cell>
          <table:table-cell office:value-type="float" office:value="0.00697" calcext:value-type="float">
            <text:p>0.00697</text:p>
          </table:table-cell>
        </table:table-row>
        <table:table-row table:style-name="ro1">
          <table:table-cell office:value-type="float" office:value="700.552486" calcext:value-type="float">
            <text:p>700.552486</text:p>
          </table:table-cell>
          <table:table-cell office:value-type="float" office:value="0.00164" calcext:value-type="float">
            <text:p>0.001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6T13:04:47.880653257</dc:date>
    <meta:editing-duration>PT1M25S</meta:editing-duration>
    <meta:editing-cycles>1</meta:editing-cycles>
    <meta:document-statistic meta:table-count="1" meta:cell-count="130" meta:object-count="1"/>
    <meta:generator>LibreOffice/6.0.6.1$Linux_X86_64 LibreOffice_project/0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k27_emission (copy)'.A1:'k27_emission (copy)'.B65" svg:x="0.32cm" svg:y="0.18cm" svg:width="13.097cm" svg:height="8.64cm">
          <chartooo:coordinate-region svg:x="1.047cm" svg:y="0.38cm" svg:width="12.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k27_emission (copy)'.B1:'k27_emission (copy)'.B65" chart:class="chart:scatter">
            <chart:domain table:cell-range-address="'k27_emission (copy)'.A1:'k27_emission (copy)'.A65"/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k27_emission (copy)'.A1:'k27_emission (copy)'.A65</svg:desc>
                </draw:g>
              </table:table-cell>
              <table:table-cell office:value-type="float" office:value="0">
                <text:p>0</text:p>
                <draw:g>
                  <svg:desc>'k27_emission (copy)'.B1:'k27_emission (copy)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.055249">
                <text:p>440.055249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9.171271">
                <text:p>449.171271</text:p>
              </table:table-cell>
              <table:table-cell office:value-type="float" office:value="0.02009">
                <text:p>0.02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2.209945">
                <text:p>452.209945</text:p>
              </table:table-cell>
              <table:table-cell office:value-type="float" office:value="0.04141">
                <text:p>0.04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5.801105">
                <text:p>455.801105</text:p>
              </table:table-cell>
              <table:table-cell office:value-type="float" office:value="0.116851">
                <text:p>0.116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.906077">
                <text:p>456.906077</text:p>
              </table:table-cell>
              <table:table-cell office:value-type="float" office:value="0.133251">
                <text:p>0.133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.694291">
                <text:p>461.694291</text:p>
              </table:table-cell>
              <table:table-cell office:value-type="float" office:value="0.282493">
                <text:p>0.2824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2.52302">
                <text:p>462.52302</text:p>
              </table:table-cell>
              <table:table-cell office:value-type="float" office:value="0.419844">
                <text:p>0.419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4.917127">
                <text:p>464.917127</text:p>
              </table:table-cell>
              <table:table-cell office:value-type="float" office:value="0.468635">
                <text:p>0.468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7.311234">
                <text:p>467.311234</text:p>
              </table:table-cell>
              <table:table-cell office:value-type="float" office:value="0.651907">
                <text:p>0.651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9.060773">
                <text:p>469.060773</text:p>
              </table:table-cell>
              <table:table-cell office:value-type="float" office:value="0.691267">
                <text:p>0.6912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.007366">
                <text:p>472.007366</text:p>
              </table:table-cell>
              <table:table-cell office:value-type="float" office:value="0.889299">
                <text:p>0.889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4.033149">
                <text:p>474.033149</text:p>
              </table:table-cell>
              <table:table-cell office:value-type="float" office:value="0.9713">
                <text:p>0.97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5.322284">
                <text:p>475.322284</text:p>
              </table:table-cell>
              <table:table-cell office:value-type="float" office:value="0.99508">
                <text:p>0.99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7.255985">
                <text:p>477.255985</text:p>
              </table:table-cell>
              <table:table-cell office:value-type="float" office:value="0.99877">
                <text:p>0.99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9.281768">
                <text:p>479.281768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1.21547">
                <text:p>481.21547</text:p>
              </table:table-cell>
              <table:table-cell office:value-type="float" office:value="0.937269">
                <text:p>0.937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1.123389">
                <text:p>481.123389</text:p>
              </table:table-cell>
              <table:table-cell office:value-type="float" office:value="0.936039">
                <text:p>0.9360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2.13628">
                <text:p>482.13628</text:p>
              </table:table-cell>
              <table:table-cell office:value-type="float" office:value="0.901599">
                <text:p>0.901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3.05709">
                <text:p>483.05709</text:p>
              </table:table-cell>
              <table:table-cell office:value-type="float" office:value="0.831078">
                <text:p>0.831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7.384899">
                <text:p>487.384899</text:p>
              </table:table-cell>
              <table:table-cell office:value-type="float" office:value="0.755638">
                <text:p>0.755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0.239411">
                <text:p>490.239411</text:p>
              </table:table-cell>
              <table:table-cell office:value-type="float" office:value="0.719967">
                <text:p>0.7199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2.81768">
                <text:p>492.81768</text:p>
              </table:table-cell>
              <table:table-cell office:value-type="float" office:value="0.698647">
                <text:p>0.698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5.027624">
                <text:p>495.027624</text:p>
              </table:table-cell>
              <table:table-cell office:value-type="float" office:value="0.693317">
                <text:p>0.693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7.32965">
                <text:p>497.32965</text:p>
              </table:table-cell>
              <table:table-cell office:value-type="float" office:value="0.695777">
                <text:p>0.695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8.895028">
                <text:p>498.895028</text:p>
              </table:table-cell>
              <table:table-cell office:value-type="float" office:value="0.711767">
                <text:p>0.711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.460405">
                <text:p>500.460405</text:p>
              </table:table-cell>
              <table:table-cell office:value-type="float" office:value="0.737597">
                <text:p>0.737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3.499079">
                <text:p>503.499079</text:p>
              </table:table-cell>
              <table:table-cell office:value-type="float" office:value="0.765888">
                <text:p>0.7658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6.721915">
                <text:p>506.721915</text:p>
              </table:table-cell>
              <table:table-cell office:value-type="float" office:value="0.774908">
                <text:p>0.774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8.287293">
                <text:p>508.287293</text:p>
              </table:table-cell>
              <table:table-cell office:value-type="float" office:value="0.760148">
                <text:p>0.760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9.944751">
                <text:p>509.944751</text:p>
              </table:table-cell>
              <table:table-cell office:value-type="float" office:value="0.752358">
                <text:p>0.752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3.904236">
                <text:p>513.904236</text:p>
              </table:table-cell>
              <table:table-cell office:value-type="float" office:value="0.694137">
                <text:p>0.694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.758748">
                <text:p>516.758748</text:p>
              </table:table-cell>
              <table:table-cell office:value-type="float" office:value="0.619106">
                <text:p>0.6191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9.521179">
                <text:p>519.521179</text:p>
              </table:table-cell>
              <table:table-cell office:value-type="float" office:value="0.593276">
                <text:p>0.593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3.388582">
                <text:p>523.388582</text:p>
              </table:table-cell>
              <table:table-cell office:value-type="float" office:value="0.581796">
                <text:p>0.581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6.427256">
                <text:p>526.427256</text:p>
              </table:table-cell>
              <table:table-cell office:value-type="float" office:value="0.583026">
                <text:p>0.583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9.46593">
                <text:p>529.46593</text:p>
              </table:table-cell>
              <table:table-cell office:value-type="float" office:value="0.590816">
                <text:p>0.5908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2.596685">
                <text:p>532.596685</text:p>
              </table:table-cell>
              <table:table-cell office:value-type="float" office:value="0.584666">
                <text:p>0.584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4.438306">
                <text:p>534.438306</text:p>
              </table:table-cell>
              <table:table-cell office:value-type="float" office:value="0.572366">
                <text:p>0.572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9.226519">
                <text:p>539.226519</text:p>
              </table:table-cell>
              <table:table-cell office:value-type="float" office:value="0.522755">
                <text:p>0.5227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2.81768">
                <text:p>542.81768</text:p>
              </table:table-cell>
              <table:table-cell office:value-type="float" office:value="0.454285">
                <text:p>0.454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.014733">
                <text:p>544.014733</text:p>
              </table:table-cell>
              <table:table-cell office:value-type="float" office:value="0.446084">
                <text:p>0.446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.567219">
                <text:p>544.567219</text:p>
              </table:table-cell>
              <table:table-cell office:value-type="float" office:value="0.426404">
                <text:p>0.426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1.657459">
                <text:p>551.657459</text:p>
              </table:table-cell>
              <table:table-cell office:value-type="float" office:value="0.312833">
                <text:p>0.3128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.41989">
                <text:p>554.41989</text:p>
              </table:table-cell>
              <table:table-cell office:value-type="float" office:value="0.264863">
                <text:p>0.264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6.813996">
                <text:p>556.813996</text:p>
              </table:table-cell>
              <table:table-cell office:value-type="float" office:value="0.240672">
                <text:p>0.2406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8.01105">
                <text:p>558.01105</text:p>
              </table:table-cell>
              <table:table-cell office:value-type="float" office:value="0.220582">
                <text:p>0.2205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9.944751">
                <text:p>559.944751</text:p>
              </table:table-cell>
              <table:table-cell office:value-type="float" office:value="0.217302">
                <text:p>0.2173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2.154696">
                <text:p>562.154696</text:p>
              </table:table-cell>
              <table:table-cell office:value-type="float" office:value="0.189832">
                <text:p>0.189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3.996317">
                <text:p>563.996317</text:p>
              </table:table-cell>
              <table:table-cell office:value-type="float" office:value="0.186962">
                <text:p>0.1869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9.152855">
                <text:p>569.152855</text:p>
              </table:table-cell>
              <table:table-cell office:value-type="float" office:value="0.157032">
                <text:p>0.157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7.163904">
                <text:p>577.163904</text:p>
              </table:table-cell>
              <table:table-cell office:value-type="float" office:value="0.126281">
                <text:p>0.126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8.54512">
                <text:p>578.54512</text:p>
              </table:table-cell>
              <table:table-cell office:value-type="float" office:value="0.116441">
                <text:p>0.116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1.307551">
                <text:p>581.307551</text:p>
              </table:table-cell>
              <table:table-cell office:value-type="float" office:value="0.111521">
                <text:p>0.1115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3.05709">
                <text:p>583.05709</text:p>
              </table:table-cell>
              <table:table-cell office:value-type="float" office:value="0.104551">
                <text:p>0.1045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1.160221">
                <text:p>591.160221</text:p>
              </table:table-cell>
              <table:table-cell office:value-type="float" office:value="0.080361">
                <text:p>0.080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3.186004">
                <text:p>593.186004</text:p>
              </table:table-cell>
              <table:table-cell office:value-type="float" office:value="0.079951">
                <text:p>0.079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5.488029">
                <text:p>595.488029</text:p>
              </table:table-cell>
              <table:table-cell office:value-type="float" office:value="0.069291">
                <text:p>0.0692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7.366483">
                <text:p>607.366483</text:p>
              </table:table-cell>
              <table:table-cell office:value-type="float" office:value="0.050841">
                <text:p>0.0508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7.955801">
                <text:p>617.955801</text:p>
              </table:table-cell>
              <table:table-cell office:value-type="float" office:value="0.03813">
                <text:p>0.03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2.596685">
                <text:p>632.596685</text:p>
              </table:table-cell>
              <table:table-cell office:value-type="float" office:value="0.02624">
                <text:p>0.026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8.987109">
                <text:p>648.987109</text:p>
              </table:table-cell>
              <table:table-cell office:value-type="float" office:value="0.01517">
                <text:p>0.0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4.456722">
                <text:p>664.456722</text:p>
              </table:table-cell>
              <table:table-cell office:value-type="float" office:value="0.00984">
                <text:p>0.00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9.005525">
                <text:p>679.005525</text:p>
              </table:table-cell>
              <table:table-cell office:value-type="float" office:value="0.00697">
                <text:p>0.006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.552486">
                <text:p>700.552486</text:p>
              </table:table-cell>
              <table:table-cell office:value-type="float" office:value="0.00164">
                <text:p>0.00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